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Tahoma1" svg:font-family="Tahoma"/>
    <style:font-face style:name="var jp-code-font-family" svg:font-family="'var jp-code-font-family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style:font-name="var jp-code-font-family" fo:font-size="14pt" fo:letter-spacing="normal" fo:font-style="normal" fo:font-weight="normal" style:font-size-asian="14pt" style:font-size-complex="14pt"/>
    </style:style>
    <style:style style:name="P4" style:family="paragraph" style:parent-style-name="Preformatted_20_Text">
      <style:paragraph-properties fo:margin-top="0in" fo:margin-bottom="0in" fo:text-align="start" style:justify-single-word="false" fo:orphans="2" fo:widows="2" fo:padding="0in" fo:border="none"/>
      <style:text-properties fo:font-variant="normal" fo:text-transform="none" style:font-name="var jp-code-font-family" fo:font-size="14pt" fo:letter-spacing="normal" fo:font-style="normal" fo:font-weight="normal" style:font-size-asian="14pt" style:font-size-complex="14pt"/>
    </style:style>
    <style:style style:name="P5" style:family="paragraph" style:parent-style-name="Preformatted_20_Text">
      <style:paragraph-properties fo:margin-top="0in" fo:margin-bottom="0in" fo:text-align="start" style:justify-single-word="false" fo:orphans="2" fo:widows="2" fo:padding="0in" fo:border="non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40c28" style:font-name="Google Sans" fo:font-size="15pt" fo:letter-spacing="normal" fo:font-style="normal" fo:font-weight="bold"/>
    </style:style>
    <style:style style:name="T2" style:family="text">
      <style:text-properties fo:font-variant="normal" fo:text-transform="none" fo:color="#040c28" style:font-name="Google Sans" fo:letter-spacing="normal" fo:font-style="normal" fo:font-weight="bold"/>
    </style:style>
    <style:style style:name="T3" style:family="text">
      <style:text-properties fo:font-variant="normal" fo:text-transform="none" fo:color="#040c28" style:font-name="Google Sans" fo:letter-spacing="normal" fo:font-style="normal" fo:font-weight="normal" style:font-weight-asian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5">29 Jan Assigment</text:span></text:p>
      <text:p text:style-name="P1"/>
      <text:p text:style-name="P2">Q1)Who developed python programming language?</text:p>
      <text:p text:style-name="P2">A1)<text:span text:style-name="T3">Guido van Rossum</text:span> </text:p>
      <text:p text:style-name="P2"/>
      <text:p text:style-name="P2">Q2)Which type of programming does python support?</text:p>
      <text:p text:style-name="P2">A2)Object Oriented Programming</text:p>
      <text:p text:style-name="P2"/>
      <text:p text:style-name="P3">Q3)Is Python case sensitive when dealing with identifiers?</text:p>
      <text:p text:style-name="P4">A3)YES, it is</text:p>
      <text:p text:style-name="P5"/>
      <text:p text:style-name="P4">Q4)What is the correct extension of the Python file?</text:p>
      <text:p text:style-name="P4">A4).py</text:p>
      <text:p text:style-name="P5"/>
      <text:p text:style-name="P4">Q5)Is Python code compiled or Interpreted?</text:p>
      <text:p text:style-name="P4">A5)Interpreted</text:p>
      <text:p text:style-name="P5"/>
      <text:p text:style-name="P4">Q6)Name a few blocks of code used to define in Python language?</text:p>
      <text:p text:style-name="P4">A6)def</text:p>
      <text:p text:style-name="P5"/>
      <text:p text:style-name="P4">Q7)State a character used to give single line comments in Python?</text:p>
      <text:p text:style-name="P4">A7)"#" is <text:s/>used to give single line comments in Python.</text:p>
      <text:p text:style-name="P5"/>
      <text:p text:style-name="P4">Q8) Mention functions which can help us find the version of pythan that we are currently working on?</text:p>
      <text:p text:style-name="P4">A8)python –version , sys.version</text:p>
      <text:p text:style-name="P5"/>
      <text:p text:style-name="P4">Q9)Python supports the creation of anonymous functions a runtime, using a construct called ---</text:p>
      <text:p text:style-name="P4">A9)lambda</text:p>
      <text:p text:style-name="P5"/>
      <text:p text:style-name="P4">Q10)What does pip stand for python?</text:p>
      <text:p text:style-name="P4">A10)Preffered Installer Program for insatlling libraries</text:p>
      <text:p text:style-name="P5"/>
      <text:p text:style-name="P4">Q11)Mention few built-in functions in python?</text:p>
      <text:p text:style-name="P4">A11)input(),print(),sum() etc</text:p>
      <text:p text:style-name="P5"/>
      <text:p text:style-name="P4">Q12)What is the maximum possibile length of an identifier in Python?</text:p>
      <text:p text:style-name="P4">A12)79 characters</text:p>
      <text:p text:style-name="P5"/>
      <text:p text:style-name="P4">Q13)what are the benefits of using Python?</text:p>
      <text:p text:style-name="P4">A13)Simple and easy , interpretable (easy to debug) , dynamically typed.</text:p>
      <text:p text:style-name="P5"><text:soft-page-break/></text:p>
      <text:p text:style-name="P4">Q14)How is memory manage in Python?</text:p>
      <text:p text:style-name="P4">A14)Everything is object in Python that is mad of cstruct which has instance attributes that is used by automated garbage collector to free up memory. </text:p>
      <text:p text:style-name="P5"/>
      <text:p text:style-name="P4">Q15)How to install Python on Windows and set path variables?</text:p>
      <text:p text:style-name="P4">A15)Download Python latest version , install and add python to path while installation.</text:p>
      <text:p text:style-name="P5"/>
      <text:p text:style-name="P4">Q16)Is indentation required in python?</text:p>
      <text:p text:style-name="P4">A16)Yes , it is necessary to guide the interperto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Tahoma1" svg:font-family="Tahoma"/>
    <style:font-face style:name="var jp-code-font-family" svg:font-family="'var jp-code-font-family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39S</meta:editing-duration>
    <meta:editing-cycles>4</meta:editing-cycles>
    <meta:generator>OpenOffice/4.1.13$Win32 OpenOffice.org_project/4113m1$Build-9810</meta:generator>
    <dc:date>2023-03-26T15:50:51.05</dc:date>
    <meta:document-statistic meta:table-count="0" meta:image-count="0" meta:object-count="0" meta:page-count="2" meta:paragraph-count="33" meta:word-count="239" meta:character-count="1560"/>
    <meta:user-defined meta:name="Info 1"/>
    <meta:user-defined meta:name="Info 2"/>
    <meta:user-defined meta:name="Info 3"/>
    <meta:user-defined meta:name="Info 4"/>
  </office:meta>
</office:document-meta>
</file>